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officeooo:rsid="0006014b"/>
    </style:style>
    <style:style style:name="T2" style:family="text">
      <style:text-properties officeooo:rsid="00061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mysql -h </text:span>164.132.110.233 -<text:span text:style-name="T1">u simplon -p</text:span></text:p>
      <text:p text:style-name="Standard"/>
      <text:p text:style-name="P1">xCIwyTKo3)?(31;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46:24.730441551</meta:creation-date>
    <dc:date>2019-09-17T17:25:21.239503494</dc:date>
    <meta:editing-duration>PT28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54" meta:non-whitespace-character-count="49"/>
  </office:meta>
</office:document-meta>
</file>